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708cm" fo:min-width="0.286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831cm" fo:min-width="0.332cm"/>
    </style:style>
    <style:style style:name="gr4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831cm" fo:min-width="0.438cm"/>
    </style:style>
    <style:style style:name="gr5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fo:font-size="18pt" style:font-size-asian="18pt" style:font-size-complex="18pt"/>
    </style:style>
    <style:style style:name="P3" style:family="paragraph">
      <style:text-properties fo:font-family="'Times New Roman'" style:font-family-generic="roman" fo:font-size="18pt" style:font-size-asian="18pt" style:font-size-complex="18pt"/>
    </style:style>
    <style:style style:name="P4" style:family="paragraph">
      <style:text-properties fo:font-family="Symbol" style:font-family-generic="roman" style:font-pitch="variable" style:font-charset="x-symbol"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family="'Times New Roman'"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family="'Times New Roman'" style:font-family-generic="roman"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family="Symbol" style:font-family-generic="roman" style:font-pitch="variable" style:font-charset="x-symbol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27cm" svg:height="1.27cm" svg:x="2.2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53cm" svg:height="0.958cm" svg:x="2.445cm" svg:y="3.008cm">
          <draw:text-box>
            <text:p><text:span text:style-name="T1">Y</text:span></text:p>
          </draw:text-box>
        </draw:frame>
        <draw:custom-shape draw:style-name="gr1" draw:text-style-name="P1" xml:id="id1" draw:id="id1" draw:layer="layout" svg:width="1.27cm" svg:height="1.27cm" svg:x="5.49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91cm" svg:height="1.081cm" svg:x="5.701cm" svg:y="4.949cm">
          <draw:text-box>
            <text:p><text:span text:style-name="T2">X</text:span></text:p>
          </draw:text-box>
        </draw:frame>
        <draw:custom-shape draw:style-name="gr1" draw:text-style-name="P1" xml:id="id3" draw:id="id3" draw:layer="layout" svg:width="1.27cm" svg:height="1.27cm" svg:x="2.228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38cm" svg:height="1.081cm" svg:x="2.433cm" svg:y="6.908cm">
          <draw:text-box>
            <text:p><text:span text:style-name="T3">q</text:span></text:p>
          </draw:text-box>
        </draw:frame>
        <draw:connector draw:style-name="gr5" draw:text-style-name="P1" draw:layer="layout" draw:type="line" svg:x1="5.682cm" svg:y1="5.016cm" svg:x2="3.51cm" svg:y2="3.524cm" draw:start-shape="id1" draw:start-glue-point="5" draw:end-shape="id2" draw:end-glue-point="10" svg:d="M5682 5016l-2172-1492">
          <text:p/>
        </draw:connector>
        <draw:connector draw:style-name="gr6" draw:text-style-name="P1" draw:layer="layout" draw:type="line" svg:x1="3.498cm" svg:y1="7.324cm" svg:x2="5.682cm" svg:y2="5.914cm" draw:start-shape="id3" draw:start-glue-point="10" draw:end-shape="id1" draw:end-glue-point="7" svg:d="M3498 7324l2184-14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che </meta:initial-creator>
    <meta:creation-date>2015-12-04T14:48:31.721316019</meta:creation-date>
    <meta:generator>OpenOffice/4.1.4$Unix OpenOffice.org_project/414m5$Build-9788</meta:generator>
    <dc:date>2018-11-14T16:06:40</dc:date>
    <dc:creator>Alexis Roche</dc:creator>
    <meta:editing-duration>PT9H39M</meta:editing-duration>
    <meta:editing-cycles>35</meta:editing-cycles>
    <meta:document-statistic meta:object-count="8"/>
  </office:meta>
</office:document-meta>
</file>